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2.25cm" fo:min-width="6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25cm" fo:min-width="6.25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cm" fo:min-width="6cm"/>
      <style:paragraph-properties style:writing-mode="lr-tb"/>
    </style:style>
    <style:style style:name="gr4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5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6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7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ouble_20_Dash" svg:stroke-color="#3faf46" draw:marker-end="Стили_20_стрелок_20_5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ouble_20_Dash" svg:stroke-color="#3faf46" draw:marker-end="Стили_20_стрелок_20_6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Double_20_Dash" svg:stroke-color="#3faf46" draw:marker-end="Стили_20_стрелок_20_8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789cm"/>
      <style:paragraph-properties style:writing-mode="lr-tb"/>
    </style:style>
    <style:style style:name="gr13" style:family="graphic" style:parent-style-name="standard">
      <style:graphic-properties draw:stroke="none" draw:fill="none" fo:min-height="1.183cm"/>
      <style:paragraph-properties style:writing-mode="lr-tb"/>
    </style:style>
    <style:style style:name="gr14" style:family="graphic" style:parent-style-name="standard">
      <style:graphic-properties draw:stroke="none" draw:fill="none" fo:min-height="1.1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16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6.5cm" svg:height="2.5cm" svg:x="2.75cm" svg:y="4.75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5cm" svg:height="2.5cm" svg:x="12.25cm" svg:y="4.75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2.25cm" svg:x="2.75cm" svg:y="10.25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cm" svg:height="2.25cm" svg:x="12.5cm" svg:y="10.25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25cm" svg:y1="5.25cm" svg:x2="12.25cm" svg:y2="5.25cm">
          <text:p/>
        </draw:line>
        <draw:line draw:style-name="gr5" draw:text-style-name="P3" draw:layer="layout" svg:x1="17.25cm" svg:y1="7.25cm" svg:x2="17.25cm" svg:y2="10.25cm">
          <text:p/>
        </draw:line>
        <draw:line draw:style-name="gr6" draw:text-style-name="P3" draw:layer="layout" svg:x1="4.5cm" svg:y1="7.25cm" svg:x2="4.5cm" svg:y2="10.25cm">
          <text:p/>
        </draw:line>
        <draw:line draw:style-name="gr7" draw:text-style-name="P3" draw:layer="layout" svg:x1="7.25cm" svg:y1="10.25cm" svg:x2="7.25cm" svg:y2="7.25cm">
          <text:p/>
        </draw:line>
        <draw:line draw:style-name="gr8" draw:text-style-name="P3" draw:layer="layout" svg:x1="12.25cm" svg:y1="6.75cm" svg:x2="9.25cm" svg:y2="6.75cm">
          <text:p/>
        </draw:line>
        <draw:line draw:style-name="gr9" draw:text-style-name="P3" draw:layer="layout" svg:x1="13.75cm" svg:y1="10.25cm" svg:x2="13.75cm" svg:y2="7.25cm">
          <text:p/>
        </draw:line>
        <draw:line draw:style-name="gr10" draw:text-style-name="P3" draw:layer="layout" svg:x1="4cm" svg:y1="14.75cm" svg:x2="9cm" svg:y2="14.75cm">
          <text:p/>
        </draw:line>
        <draw:line draw:style-name="gr11" draw:text-style-name="P3" draw:layer="layout" svg:x1="4cm" svg:y1="17.5cm" svg:x2="9cm" svg:y2="17.5cm">
          <text:p/>
        </draw:line>
        <draw:frame draw:style-name="gr12" draw:text-style-name="P5" draw:layer="layout" svg:width="7.5cm" svg:height="1.039cm" svg:x="9.75cm" svg:y="14.25cm">
          <draw:text-box>
            <text:p text:style-name="P4">- <text:span text:style-name="T2">Взаимодействие</text:span></text:p>
          </draw:text-box>
        </draw:frame>
        <draw:frame draw:style-name="gr13" draw:text-style-name="P5" draw:layer="layout" svg:width="7.333cm" svg:height="1.433cm" svg:x="9.75cm" svg:y="17.067cm">
          <draw:text-box>
            <text:p text:style-name="P4">- <text:span text:style-name="T2">Возвращаемое</text:span> <text:span text:style-name="T2">значение</text:span></text:p>
          </draw:text-box>
        </draw:frame>
        <draw:frame draw:style-name="gr14" draw:text-style-name="P5" draw:layer="layout" svg:width="14.509cm" svg:height="1.505cm" svg:x="3cm" svg:y="18.75cm">
          <draw:text-box>
            <text:p text:style-name="P4"><text:span text:style-name="T2">Если объединить контроллер и сервис <text:s/>то модель становится похожа на модель MVP</text:span>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09:18:55.593406230</meta:creation-date>
    <dc:date>2021-09-20T09:32:04.223006575</dc:date>
    <meta:editing-duration>PT2M57S</meta:editing-duration>
    <meta:editing-cycles>1</meta:editing-cycles>
    <meta:document-statistic meta:object-count="15"/>
    <meta:generator>LibreOffice/7.1.4.2$Linux_X86_64 LibreOffice_project/10$Build-2</meta:generator>
  </office:meta>
</office:document-meta>
</file>